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be Goldberg Devic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i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 a bible to Genesis so the priest may read it.</text:p>
              </text:list-item>
              <text:list-item>
                <text:p>4 steps</text:p>
              </text:list-item>
              <text:list-item>
                <text:p>Moves 4 tennis bal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nnis balls rolls down a ramp</text:p>
              </text:list-item>
              <text:list-item>
                <text:p>3 feet high</text:p>
              </text:list-item>
              <text:list-item>
                <text:p>Triggered by a single tennis ball</text:p>
              </text:list-item>
              <text:list-item>
                <text:p>Leaves balls in step 2’s contain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nnis balls are lifted 4 feet</text:p>
              </text:list-item>
              <text:list-item>
                <text:p>Balls must be positioned for step 3</text:p>
              </text:list-item>
              <text:list-item>
                <text:p>Uses</text:p>
                <text:list>
                  <text:list-item>
                    <text:p>Motor</text:p>
                  </text:list-item>
                  <text:list-item>
                    <text:p>Solar panel power prefered</text:p>
                  </text:list-item>
                  <text:list-item>
                    <text:p>Gearbox</text:p>
                  </text:list-item>
                  <text:list-item>
                    <text:p>Lift chain</text:p>
                  </text:list-item>
                  <text:list-item>
                    <text:p>Delivery guides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nnis balls roll across desk</text:p>
              </text:list-item>
              <text:list-item>
                <text:p>Balls fall into step 4 container</text:p>
              </text:list-item>
              <text:list-item>
                <text:p>Uses</text:p>
                <text:list>
                  <text:list-item>
                    <text:p>Small ramp</text:p>
                  </text:list-item>
                  <text:list-item>
                    <text:p>Contai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 4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fts the bible open via a lever powered by the weight of the tennis balls</text:p>
              </text:list-item>
              <text:list-item>
                <text:p>Our good father begins: <text:s/>In the beginning …</text:p>
              </text:list-item>
              <text:list-item>
                <text:p>Uses</text:p>
                <text:list>
                  <text:list-item>
                    <text:p>Container from step 3</text:p>
                  </text:list-item>
                  <text:list-item>
                    <text:p>Hard cover bible</text:p>
                  </text:list-item>
                  <text:list-item>
                    <text:p>String</text:p>
                  </text:list-item>
                  <text:list-item>
                    <text:p>Triangle page holder</text:p>
                  </text:list-item>
                  <text:list-item>
                    <text:p>Bearing guides for holder for piv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Ste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derstand what is required (think about it)</text:p>
                <text:list>
                  <text:list-item>
                    <text:p>Will your structure take the load?</text:p>
                  </text:list-item>
                  <text:list-item>
                    <text:p>Do you have enough force to accomplish the task?</text:p>
                  </text:list-item>
                </text:list>
              </text:list-item>
              <text:list-item>
                <text:p>Start simple</text:p>
                <text:list>
                  <text:list-item>
                    <text:p>Do not try to build the entire step from the start</text:p>
                  </text:list-item>
                  <text:list-item>
                    <text:p>Increment towards the end objective</text:p>
                  </text:list-item>
                </text:list>
              </text:list-item>
              <text:list-item>
                <text:p>Work with the entire group as well as each other</text:p>
                <text:list>
                  <text:list-item>
                    <text:p>How many tennis balls will it take?</text:p>
                  </text:list-item>
                  <text:list-item>
                    <text:p>Is the container big enough?</text:p>
                  </text:list-item>
                  <text:list-item>
                    <text:p>Enough room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complishments: <text:s/>Dec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umber of tennis balls: <text:s/>4</text:p>
              </text:list-item>
              <text:list-item>
                <text:p>Basic framework to open bible discovered</text:p>
              </text:list-item>
              <text:list-item>
                <text:p>Motor selected</text:p>
              </text:list-item>
              <text:list-item>
                <text:p>Ramps proved out on small sca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 Dunaway</meta:initial-creator>
    <meta:creation-date>2016-12-02T03:51:19.308000000</meta:creation-date>
    <dc:date>2016-12-02T10:33:06.946000000</dc:date>
    <dc:creator>Fred Dunaway</dc:creator>
    <meta:editing-duration>PT6H28M10S</meta:editing-duration>
    <meta:editing-cycles>6</meta:editing-cycles>
    <meta:generator>LibreOffice/5.2.3.3$Windows_x86 LibreOffice_project/d54a8868f08a7b39642414cf2c8ef2f228f780cf</meta:generator>
    <meta:document-statistic meta:object-count="53"/>
  </office:meta>
</office:document-meta>
</file>